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Test2.test_1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FieldTest2.test_true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FieldTest2.test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FieldTest2.test_0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FieldTest2.test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FieldTest2.test_false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Field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Field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